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1b83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4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6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7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8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GROUP BY, COUNT, SUM, AVG, MIN, MAX, AS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HAVING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RDER BY, ASC, DESC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ROW_NUMBER(), OVER, PARTITION BY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ASE … WHEN … THEN … ELSE …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20">✅<text:span text:style-name="Strong_20_Emphasis"><text:span text:style-name="T33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3">Скріншот діаграми бази даних із середовища <text:span text:style-name="T22">Azure data studio</text:span></text:p>
      <text:p text:style-name="P22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2"/>
      <text:p text:style-name="P23">Опис предметної області та таблиць бази даних</text:p>
      <text:p text:style-name="P21"><text:span text:style-name="T9">Предметна область </text:span>— розклад занять у навчальному закладі.</text:p>
      <text:p text:style-name="P21"><text:span text:style-name="T9">Сутності</text:span><text:span text:style-name="T10">:</text:span></text:p>
      <text:list xml:id="list3799453858" text:style-name="L3">
        <text:list-item>
          <text:p text:style-name="P31">Заняття(з предмету) — проводиться:</text:p>
          <text:list>
            <text:list-item>
              <text:p text:style-name="P31">щотижня, або тільки по чисельникам/знаменникам;</text:p>
            </text:list-item>
            <text:list-item>
              <text:p text:style-name="P32">у день тижня</text:p>
            </text:list-item>
            <text:list-item>
              <text:p text:style-name="P32">для групи, <text:span text:style-name="T24">підгрупи</text:span></text:p>
            </text:list-item>
            <text:list-item>
              <text:p text:style-name="P33">у час</text:p>
            </text:list-item>
            <text:list-item>
              <text:p text:style-name="P34">викладачем</text:p>
            </text:list-item>
            <text:list-item>
              <text:p text:style-name="P34">в аудиторії</text:p>
            </text:list-item>
          </text:list>
        </text:list-item>
        <text:list-item>
          <text:p text:style-name="P31">Предмет</text:p>
        </text:list-item>
        <text:list-item>
          <text:p text:style-name="P31">Викладач</text:p>
        </text:list-item>
        <text:list-item>
          <text:p text:style-name="P31">Студент — <text:span text:style-name="T23">належить до групи та підгрупи</text:span></text:p>
        </text:list-item>
        <text:list-item>
          <text:p text:style-name="P31">Аудиторія</text:p>
        </text:list-item>
        <text:list-item>
          <text:p text:style-name="P31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5">Room(аудиторія)</text:p>
          <text:list>
            <text:list-item>
              <text:p text:style-name="P36">id INT PK</text:p>
            </text:list-item>
          </text:list>
        </text:list-item>
        <text:list-item>
          <text:p text:style-name="P37">Teacher(викладач)</text:p>
          <text:list>
            <text:list-item>
              <text:p text:style-name="P38">Id <text:span text:style-name="T27">INT </text:span>IDENTITY<text:span text:style-name="T29">(1, 1)</text:span> <text:span text:style-name="T26">PK</text:span></text:p>
            </text:list-item>
            <text:list-item>
              <text:p text:style-name="P39">FirstName TEXT NOT NULL</text:p>
            </text:list-item>
            <text:list-item>
              <text:p text:style-name="P39">LastName TEXT NOT NULL</text:p>
            </text:list-item>
          </text:list>
        </text:list-item>
        <text:list-item>
          <text:p text:style-name="P40">Group</text:p>
          <text:list>
            <text:list-item>
              <text:p text:style-name="P40">Id INT PK</text:p>
            </text:list-item>
            <text:list-item>
              <text:p text:style-name="P41">Name TEXT NOT NULL</text:p>
            </text:list-item>
            <text:list-item>
              <text:p text:style-name="P42">CuratorId INT NOT NULL FK(Teacher.Id)</text:p>
            </text:list-item>
          </text:list>
        </text:list-item>
        <text:list-item>
          <text:p text:style-name="P43">Class</text:p>
          <text:list>
            <text:list-item>
              <text:p text:style-name="P43">Id INT IDENTITY(1, 1) PK</text:p>
            </text:list-item>
            <text:list-item>
              <text:p text:style-name="P43">Name TEXT NOT NULL</text:p>
            </text:list-item>
          </text:list>
        </text:list-item>
        <text:list-item>
          <text:p text:style-name="P44">ClassType<text:span text:style-name="T28">(тип заняття)</text:span></text:p>
          <text:list>
            <text:list-item>
              <text:p text:style-name="P45">Id INT IDENTITY(1, 1) PK</text:p>
            </text:list-item>
            <text:list-item>
              <text:p text:style-name="P45">Name TEXT NOT NULL</text:p>
            </text:list-item>
          </text:list>
        </text:list-item>
        <text:list-item>
          <text:p text:style-name="P46">Schedule(розклад/заняття)</text:p>
          <text:list>
            <text:list-item>
              <text:p text:style-name="P47">Day SMALLINT NOT NULL BETWEEN 0 AND 6</text:p>
            </text:list-item>
            <text:list-item>
              <text:p text:style-name="P48">Time TIME NOT NULL</text:p>
            </text:list-item>
            <text:list-item>
              <text:p text:style-name="P49">IsOddWeek BIT</text:p>
            </text:list-item>
            <text:list-item>
              <text:p text:style-name="P49">ClassTypeId INT NOT NULL FK(ClassType.Id)</text:p>
            </text:list-item>
            <text:list-item>
              <text:p text:style-name="P49">ClassId INT NOT NULL FK(Class.Id)</text:p>
            </text:list-item>
            <text:list-item>
              <text:p text:style-name="P49">GroupId INT NOT NULL FK(Group.Id)</text:p>
            </text:list-item>
            <text:list-item>
              <text:p text:style-name="P49">Subgroup INT NOT NULL</text:p>
            </text:list-item>
            <text:list-item>
              <text:p text:style-name="P49">TeacherId INT NOT NULL <text:span text:style-name="T30">FK(Teacher.Id)</text:span></text:p>
            </text:list-item>
            <text:list-item>
              <text:p text:style-name="P50">RoomId INT NOT NULL FK(Room.Id)</text:p>
            </text:list-item>
          </text:list>
        </text:list-item>
        <text:list-item>
          <text:p text:style-name="P51">Student</text:p>
          <text:list>
            <text:list-item>
              <text:p text:style-name="P51">Id INT IDENTITY(1, 1) <text:span text:style-name="T32">PK</text:span></text:p>
            </text:list-item>
            <text:list-item>
              <text:p text:style-name="P51">FirstName TEXT NOT NULL</text:p>
            </text:list-item>
            <text:list-item>
              <text:p text:style-name="P51"><text:span text:style-name="T31">L</text:span>astName TEXT NOT NULL</text:p>
            </text:list-item>
            <text:list-item>
              <text:p text:style-name="P51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0:09:49.049001216</dc:date>
    <meta:editing-duration>PT8H41M16S</meta:editing-duration>
    <meta:editing-cycles>223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87" meta:character-count="2153" meta:non-whitespace-character-count="1890"/>
  </office:meta>
</office:document-meta>
</file>